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lanc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.8" calcext:value-type="float">
            <text:p>296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5.8" calcext:value-type="float">
            <text:p>295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.5" calcext:value-type="float">
            <text:p>298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6" calcext:value-type="float">
            <text:p>300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5.1" calcext:value-type="float">
            <text:p>285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7.1" calcext:value-type="float">
            <text:p>287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2.3" calcext:value-type="float">
            <text:p>292,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.8" calcext:value-type="float">
            <text:p>290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.9" calcext:value-type="float">
            <text:p>287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2.9" calcext:value-type="float">
            <text:p>282,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5.3" calcext:value-type="float">
            <text:p>285,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.5" calcext:value-type="float">
            <text:p>281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8.4" calcext:value-type="float">
            <text:p>278,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6.4" calcext:value-type="float">
            <text:p>276,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1.7" calcext:value-type="float">
            <text:p>281,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7.1" calcext:value-type="float">
            <text:p>277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5.3" calcext:value-type="float">
            <text:p>285,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7.1" calcext:value-type="float">
            <text:p>277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1.8" calcext:value-type="float">
            <text:p>281,8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5:33:37.846257082</meta:creation-date>
    <dc:date>2026-03-17T16:15:22.188004258</dc:date>
    <meta:editing-duration>PT3M46S</meta:editing-duration>
    <meta:editing-cycles>1</meta:editing-cycles>
    <meta:document-statistic meta:table-count="1" meta:cell-count="46" meta:object-count="0"/>
    <meta:generator>LibreOffice/24.2.7.2$Linux_X86_64 LibreOffice_project/420$Build-2</meta:generator>
  </office:meta>
</office:document-meta>
</file>